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HandlerFoundException.get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HandlerFound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HandlerFoundException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HandlerFoundException.NoHandlerFoundException( String httpMethod , String requestURL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HandlerFoundExcept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HandlerFound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HandlerFoundException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